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f5b7"/>
    </style:style>
    <style:style style:name="P2" style:family="paragraph" style:parent-style-name="Standard">
      <style:text-properties officeooo:rsid="0007f5b7" officeooo:paragraph-rsid="0007f5b7"/>
    </style:style>
    <style:style style:name="P3" style:family="paragraph" style:parent-style-name="Standard">
      <style:text-properties officeooo:rsid="0009513c" officeooo:paragraph-rsid="0009513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1) Коэффициенты альфа для <text:s/>указанных температур <text:span text:style-name="T2">T</text:span> и концентраций <text:span text:style-name="T2">n</text:span></text:p>
      <text:p text:style-name="P1"/>
      <text:p text:style-name="P1">n = <text:s/>1e+20 см<text:span text:style-name="T3">–3</text:span></text:p>
      <text:p text:style-name="P1">T = <text:s/>3<text:span text:style-name="T1"> </text:span>эВ</text:p>
      <text:p text:style-name="Standard">Альфа0 = <text:s/>44.885972167550335</text:p>
      <text:p text:style-name="Standard">Альфа1 = <text:s/>-44.4941384356614</text:p>
      <text:p text:style-name="Standard">Альфа2 = <text:s/>0.608508903072144</text:p>
      <text:p text:style-name="Standard">Альфа3 = <text:s/>-0.00034263496108471477</text:p>
      <text:p text:style-name="Standard">Альфа = <text:s/>-43.278148534400366</text:p>
      <text:p text:style-name="Standard"/>
      <text:p text:style-name="P1">n = <text:s/>1e+20 см<text:span text:style-name="T3">–3</text:span></text:p>
      <text:p text:style-name="P1">T = <text:s/>2<text:span text:style-name="T1"> </text:span>эВ</text:p>
      <text:p text:style-name="Standard">Альфа0 = <text:s/>10.524402837854003</text:p>
      <text:p text:style-name="Standard">Альфа1 = <text:s/>-9.538411843243624</text:p>
      <text:p text:style-name="Standard">Альфа2 = <text:s/>0.014009177279416111</text:p>
      <text:p text:style-name="Standard">Альфа3 = <text:s/>-1.7188979598784218e-07</text:p>
      <text:p text:style-name="Standard">Альфа = <text:s/>-9.510394004354179</text:p>
      <text:p text:style-name="Standard"/>
      <text:p text:style-name="P1">n = <text:s/>1e+20 см<text:span text:style-name="T3">–3</text:span></text:p>
      <text:p text:style-name="P1">T = <text:s/>1<text:span text:style-name="T1"> </text:span>эВ</text:p>
      <text:p text:style-name="Standard">Альфа0 = <text:s/>0.6777274297128774</text:p>
      <text:p text:style-name="Standard">Альфа1 = <text:s/>0.3222721678422068</text:p>
      <text:p text:style-name="Standard">Альфа2 = <text:s/>4.024449158564032e-07</text:p>
      <text:p text:style-name="Standard">Альфа3 = <text:s/>3.5074644128616304e-17</text:p>
      <text:p text:style-name="Standard">Альфа = <text:s/>0.3222729727320386</text:p>
      <text:p text:style-name="P2">=============================================================</text:p>
      <text:p text:style-name="P2"/>
      <text:p text:style-name="P2">n = <text:s/>1e+17 см<text:span text:style-name="T3">–3</text:span></text:p>
      <text:p text:style-name="P2">T = <text:s/>3 эВ</text:p>
      <text:p text:style-name="P2">Альфа0 = <text:s/>42910.62500981168</text:p>
      <text:p text:style-name="P2">Альфа1 = <text:s/>-43518.17782516313</text:p>
      <text:p text:style-name="P2">Альфа2 = <text:s/>608.9035890064316</text:p>
      <text:p text:style-name="P2">Альфа3 = <text:s/>-0.3507736549774092</text:p>
      <text:p text:style-name="P2">Альфа = <text:s/>-42301.4229681152</text:p>
      <text:p text:style-name="P2"/>
      <text:p text:style-name="P2">n = <text:s/>1e+17 см<text:span text:style-name="T3">–3</text:span></text:p>
      <text:p text:style-name="P2">T = <text:s/>2 эВ</text:p>
      <text:p text:style-name="P2">Альфа0 = <text:s/>8621.424084890414</text:p>
      <text:p text:style-name="P2">Альфа1 = <text:s/>-8634.437408398891</text:p>
      <text:p text:style-name="P2">Альфа2 = <text:s/>14.01351351168498</text:p>
      <text:p text:style-name="P2">Альфа3 = <text:s/>-0.00019000320715256778</text:p>
      <text:p text:style-name="P2">Альфа = <text:s/>-8606.410951385142</text:p>
      <text:p text:style-name="P2"/>
      <text:p text:style-name="P2">n = <text:s/>1e+17 см<text:span text:style-name="T3">–3</text:span></text:p>
      <text:p text:style-name="P2">T = <text:s/>1 эВ</text:p>
      <text:p text:style-name="P2">Альфа0 = <text:s/>155.24043168929603</text:p>
      <text:p text:style-name="P2">Альфа1 = <text:s/>-154.24083413731708</text:p>
      <text:p text:style-name="P2">Альфа2 = <text:s/>0.0004024480211309838</text:p>
      <text:p text:style-name="P2">Альфа3 = <text:s/>-7.328617166242861e-14</text:p>
      <text:p text:style-name="P2">Альфа = <text:s/>-154.2400292412750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21:42:28.447056890</meta:creation-date>
    <dc:date>2021-11-01T22:26:32.077977207</dc:date>
    <meta:editing-duration>PT44M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4" meta:word-count="155" meta:character-count="1133" meta:non-whitespace-character-count="985"/>
  </office:meta>
</office:document-meta>
</file>